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a22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a22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تَّكَاثُر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َلْهۭيٰكُمُ </text:span><text:span text:style-name="T5">۴</text:span><text:span text:style-name="T2">لتَّكَاثُرُ </text:span><text:span text:style-name="T3">(1)</text:span><text:span text:style-name="T2"> حَتَّيٰ زُرْتُمُ </text:span><text:span text:style-name="T5">۴</text:span><text:span text:style-name="T2">لْمَقَابِرَؐ </text:span><text:span text:style-name="T3">(2)</text:span><text:span text:style-name="T2"> كَلاَّ سَوْفَ تَعْلَمُونَ </text:span><text:span text:style-name="T3">(3)</text:span><text:span text:style-name="T2"> ثُمَّكَلاَّ سَوْفَ تَعْلَمُونَؐ </text:span><text:span text:style-name="T3">(4)</text:span><text:span text:style-name="T2"> كَلاَّ لَوْ تَعْلَمُونَ عِلْمَ </text:span><text:span text:style-name="T5">۰</text:span><text:span text:style-name="T2">لْيَقِينِؐ </text:span><text:span text:style-name="T3">(5)</text:span><text:span text:style-name="T2"> لَتَرَوُنَّ </text:span><text:span text:style-name="T5">۰</text:span><text:span text:style-name="T2">لْجَحِيمَ </text:span><text:span text:style-name="T3">(6)</text:span><text:span text:style-name="T2"> ثُمَّ لَتَرَوُنَّهَا عَيْنَ </text:span><text:span text:style-name="T5">۰</text:span><text:span text:style-name="T2">لْيَقِينِ </text:span><text:span text:style-name="T3">(7)</text:span><text:span text:style-name="T2"> ثُمَّ لَتُسْـَٔلُنَّ يَوْمَئِذٖ عَنِ </text:span><text:span text:style-name="T5">۱</text:span><text:span text:style-name="T2">لنَّعِيمِ </text:span><text:span text:style-name="T3">(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7:41.539063258</meta:creation-date>
    <dc:date>2025-03-03T14:47:48.922448354</dc:date>
    <meta:editing-duration>PT10S</meta:editing-duration>
    <meta:editing-cycles>1</meta:editing-cycles>
    <meta:document-statistic meta:table-count="0" meta:image-count="0" meta:object-count="0" meta:page-count="1" meta:paragraph-count="2" meta:word-count="41" meta:character-count="220" meta:non-whitespace-character-count="180"/>
    <meta:generator>LibreOffice/24.8.2.1$Linux_X86_64 LibreOffice_project/0f794b6e29741098670a3b95d60478a65d05ef13</meta:generator>
  </office:meta>
</office:document-meta>
</file>